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cc72a" officeooo:paragraph-rsid="001cc72a"/>
    </style:style>
    <style:style style:name="P2" style:family="paragraph" style:parent-style-name="Standard">
      <style:text-properties fo:font-weight="bold" officeooo:rsid="001cc72a" officeooo:paragraph-rsid="001cc72a" style:font-weight-asian="bold" style:font-weight-complex="bold"/>
    </style:style>
    <style:style style:name="P3" style:family="paragraph" style:parent-style-name="Standard" style:list-style-name="L1">
      <style:text-properties fo:font-weight="normal" officeooo:rsid="001cc72a" officeooo:paragraph-rsid="001cc72a" style:font-weight-asian="normal" style:font-weight-complex="normal"/>
    </style:style>
    <style:style style:name="P4" style:family="paragraph" style:parent-style-name="Standard">
      <style:text-properties fo:font-weight="normal" officeooo:rsid="001cc72a" officeooo:paragraph-rsid="001cc72a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1cc72a" officeooo:paragraph-rsid="001cc72a" style:font-weight-asian="normal" style:font-weight-complex="normal"/>
    </style:style>
    <style:style style:name="P6" style:family="paragraph" style:parent-style-name="Standard">
      <style:text-properties fo:font-weight="bold" officeooo:rsid="001dfe9c" officeooo:paragraph-rsid="001dfe9c" style:font-weight-asian="bold" style:font-weight-complex="bold"/>
    </style:style>
    <style:style style:name="P7" style:family="paragraph" style:parent-style-name="Standard" style:list-style-name="L3">
      <style:text-properties fo:font-weight="normal" officeooo:rsid="001dfe9c" officeooo:paragraph-rsid="001dfe9c" style:font-weight-asian="normal" style:font-weight-complex="normal"/>
    </style:style>
    <style:style style:name="P8" style:family="paragraph" style:parent-style-name="Standard" style:list-style-name="L3">
      <style:text-properties fo:font-weight="normal" officeooo:rsid="001cc72a" officeooo:paragraph-rsid="001dfe9c" style:font-weight-asian="normal" style:font-weight-complex="normal"/>
    </style:style>
    <style:style style:name="P9" style:family="paragraph" style:parent-style-name="Standard">
      <style:text-properties fo:font-weight="normal" officeooo:rsid="001cc72a" officeooo:paragraph-rsid="001dfe9c" style:font-weight-asian="normal" style:font-weight-complex="normal"/>
    </style:style>
    <style:style style:name="P10" style:family="paragraph" style:parent-style-name="Standard">
      <style:text-properties fo:font-weight="bold" officeooo:rsid="001fa2b5" officeooo:paragraph-rsid="001fa2b5" style:font-weight-asian="bold" style:font-weight-complex="bold"/>
    </style:style>
    <style:style style:name="P11" style:family="paragraph" style:parent-style-name="Standard" style:list-style-name="L4">
      <style:text-properties fo:font-weight="normal" officeooo:rsid="001fa2b5" officeooo:paragraph-rsid="001fa2b5" style:font-weight-asian="normal" style:font-weight-complex="normal"/>
    </style:style>
    <style:style style:name="P12" style:family="paragraph" style:parent-style-name="Standard" style:list-style-name="L4">
      <style:text-properties fo:color="#ffffff" loext:opacity="100%" fo:font-weight="normal" officeooo:rsid="00213e6b" officeooo:paragraph-rsid="0022c300" style:font-weight-asian="normal" style:font-weight-complex="normal"/>
    </style:style>
    <style:style style:name="P13" style:family="paragraph" style:parent-style-name="Standard" style:list-style-name="L4">
      <style:text-properties fo:font-weight="normal" officeooo:rsid="00213e6b" officeooo:paragraph-rsid="0022c300" style:font-weight-asian="normal" style:font-weight-complex="normal"/>
    </style:style>
    <style:style style:name="P14" style:family="paragraph" style:parent-style-name="Standard" style:list-style-name="L4">
      <style:text-properties fo:color="#ffffff" loext:opacity="100%" fo:font-weight="normal" officeooo:rsid="002274b8" officeooo:paragraph-rsid="0022c300" style:font-weight-asian="normal" style:font-weight-complex="normal"/>
    </style:style>
    <style:style style:name="P15" style:family="paragraph" style:parent-style-name="Standard">
      <style:text-properties fo:font-weight="normal" officeooo:rsid="001fa2b5" officeooo:paragraph-rsid="001fa2b5" style:font-weight-asian="normal" style:font-weight-complex="normal"/>
    </style:style>
    <style:style style:name="P16" style:family="paragraph" style:parent-style-name="Standard" style:list-style-name="L5">
      <style:text-properties fo:font-weight="normal" officeooo:rsid="00246ae4" officeooo:paragraph-rsid="00246ae4" style:font-weight-asian="normal" style:font-weight-complex="normal"/>
    </style:style>
    <style:style style:name="P17" style:family="paragraph" style:parent-style-name="Standard">
      <style:text-properties fo:font-weight="normal" officeooo:rsid="00246ae4" officeooo:paragraph-rsid="00246ae4" style:font-weight-asian="normal" style:font-weight-complex="normal"/>
    </style:style>
    <style:style style:name="P18" style:family="paragraph" style:parent-style-name="Standard">
      <style:paragraph-properties fo:break-before="page"/>
      <style:text-properties fo:font-weight="bold" officeooo:rsid="00246ae4" officeooo:paragraph-rsid="00246ae4" style:font-weight-asian="bold" style:font-weight-complex="bold"/>
    </style:style>
    <style:style style:name="P19" style:family="paragraph" style:parent-style-name="Standard" style:list-style-name="L6">
      <style:text-properties fo:font-weight="normal" officeooo:rsid="00246ae4" officeooo:paragraph-rsid="00246ae4" style:font-weight-asian="normal" style:font-weight-complex="normal"/>
    </style:style>
    <style:style style:name="P20" style:family="paragraph" style:parent-style-name="Standard" style:list-style-name="L6">
      <style:text-properties fo:font-weight="normal" officeooo:rsid="002606ef" officeooo:paragraph-rsid="002606ef" style:font-weight-asian="normal" style:font-weight-complex="normal"/>
    </style:style>
    <style:style style:name="P21" style:family="paragraph" style:parent-style-name="Standard">
      <style:text-properties fo:font-weight="normal" officeooo:rsid="002606ef" officeooo:paragraph-rsid="002606ef" style:font-weight-asian="normal" style:font-weight-complex="normal"/>
    </style:style>
    <style:style style:name="P22" style:family="paragraph" style:parent-style-name="Standard">
      <style:text-properties fo:font-weight="bold" officeooo:rsid="002606ef" officeooo:paragraph-rsid="002606ef" style:font-weight-asian="bold" style:font-weight-complex="bold"/>
    </style:style>
    <style:style style:name="P23" style:family="paragraph" style:parent-style-name="Standard" style:list-style-name="L7">
      <style:text-properties fo:font-weight="normal" officeooo:rsid="00264064" officeooo:paragraph-rsid="00264064" style:font-weight-asian="normal" style:font-weight-complex="normal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background-color="transparent" loext:char-shading-value="0"/>
    </style:style>
    <style:style style:name="T3" style:family="text">
      <style:text-properties fo:color="#ffffff" loext:opacity="100%" officeooo:rsid="002274b8"/>
    </style:style>
    <style:style style:name="T4" style:family="text">
      <style:text-properties fo:background-color="#ff972f" loext:char-shading-value="0"/>
    </style:style>
    <style:style style:name="T5" style:family="text">
      <style:text-properties officeooo:rsid="0022c300"/>
    </style:style>
    <style:style style:name="T6" style:family="text">
      <style:text-properties officeooo:rsid="002606e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king our Calendar</text:p>
      <text:p text:style-name="P1"/>
      <text:p text:style-name="P2">Overall Functionality:</text:p>
      <text:list text:style-name="L1">
        <text:list-item>
          <text:p text:style-name="P3">year view</text:p>
        </text:list-item>
        <text:list-item>
          <text:p text:style-name="P3">decade view</text:p>
        </text:list-item>
        <text:list-item>
          <text:p text:style-name="P3">month view</text:p>
        </text:list-item>
        <text:list-item>
          <text:p text:style-name="P3">week view</text:p>
        </text:list-item>
        <text:list-item>
          <text:p text:style-name="P3">day view</text:p>
        </text:list-item>
        <text:list-item>
          <text:p text:style-name="P3">add elements to days</text:p>
        </text:list-item>
        <text:list-item>
          <text:p text:style-name="P3">let elements span days</text:p>
        </text:list-item>
        <text:list-item>
          <text:p text:style-name="P3">in month view/week view, show times of events</text:p>
        </text:list-item>
        <text:list-item>
          <text:p text:style-name="P3">give items categories</text:p>
        </text:list-item>
        <text:list-item>
          <text:p text:style-name="P3">give items colors</text:p>
        </text:list-item>
        <text:list-item>
          <text:p text:style-name="P3">recurring items</text:p>
        </text:list-item>
        <text:list-item>
          <text:p text:style-name="P3">filter categories</text:p>
        </text:list-item>
        <text:list-item>
          <text:p text:style-name="P3">different 'calendars' (kind of like giant categories)</text:p>
        </text:list-item>
      </text:list>
      <text:p text:style-name="P4"/>
      <text:p text:style-name="P2">Functionality Handled by Calendar Library:</text:p>
      <text:list text:style-name="L2">
        <text:list-item>
          <text:p text:style-name="P5"><text:span text:style-name="T1"><text:s/></text:span><text:a xlink:type="simple" xlink:href="https://github.com/wojtekmaj/react-calendar" text:style-name="Internet_20_link" text:visited-style-name="Visited_20_Internet_20_Link"><text:span text:style-name="T2">https://github.com/wojtekmaj/react-calendar</text:span></text:a></text:p>
        </text:list-item>
        <text:list-item>
          <text:p text:style-name="P5">year view</text:p>
        </text:list-item>
        <text:list-item>
          <text:p text:style-name="P5">decade view</text:p>
        </text:list-item>
        <text:list-item>
          <text:p text:style-name="P5">month view</text:p>
        </text:list-item>
        <text:list-item>
          <text:p text:style-name="P5">week view</text:p>
        </text:list-item>
      </text:list>
      <text:p text:style-name="P4"/>
      <text:p text:style-name="P6">Functionality to be Implemented:</text:p>
      <text:list text:style-name="L3">
        <text:list-item>
          <text:p text:style-name="P7">day view</text:p>
        </text:list-item>
        <text:list-item>
          <text:p text:style-name="P8">add elements to days</text:p>
        </text:list-item>
        <text:list-item>
          <text:p text:style-name="P8">let elements span days</text:p>
        </text:list-item>
        <text:list-item>
          <text:p text:style-name="P8">in month view/week view, show times of events</text:p>
        </text:list-item>
        <text:list-item>
          <text:p text:style-name="P8">give items categories</text:p>
        </text:list-item>
        <text:list-item>
          <text:p text:style-name="P8">give items colors</text:p>
        </text:list-item>
        <text:list-item>
          <text:p text:style-name="P8">recurring items</text:p>
        </text:list-item>
        <text:list-item>
          <text:p text:style-name="P8">filter categories</text:p>
        </text:list-item>
        <text:list-item>
          <text:p text:style-name="P8">different 'calendars' (kind of like giant categories)</text:p>
        </text:list-item>
      </text:list>
      <text:p text:style-name="P9"/>
      <text:p text:style-name="P10">Backend:</text:p>
      <text:list text:style-name="L4">
        <text:list-item>
          <text:p text:style-name="P11">will be used for accessing stored event information</text:p>
        </text:list-item>
        <text:list-item>
          <text:p text:style-name="P11">will be used for creating event information</text:p>
        </text:list-item>
        <text:list-item>
          <text:p text:style-name="P11">will be used for deleting event information</text:p>
        </text:list-item>
        <text:list-item>
          <text:p text:style-name="P12">we can use:</text:p>
          <text:list>
            <text:list-item>
              <text:p text:style-name="P13"><text:a xlink:type="simple" xlink:href="https://github.com/ItsaMeTuni/calendar-server" text:style-name="Internet_20_link" text:visited-style-name="Visited_20_Internet_20_Link"><text:span text:style-name="T2">https://github.com/ItsaMeTuni/calendar-server</text:span></text:a><text:span text:style-name="T1"> <text:s/>← </text:span><text:span text:style-name="T3">calendar API similar to Google Calendar API</text:span></text:p>
            </text:list-item>
            <text:list-item>
              <text:p text:style-name="P14"><text:a xlink:type="simple" xlink:href="https://github.com/ppedrosa88/calendar-backend" text:style-name="Internet_20_link" text:visited-style-name="Visited_20_Internet_20_Link"><text:span text:style-name="T4">https://github.com/ppedrosa88/calendar-backend</text:span></text:a> ← <text:span text:style-name="T5">supports users and has encryption</text:span></text:p>
            </text:list-item>
            <text:list-item>
              <text:p text:style-name="P14"/>
            </text:list-item>
          </text:list>
        </text:list-item>
      </text:list>
      <text:p text:style-name="P15"/>
      <text:p text:style-name="P10">Where will information be stored?</text:p>
      <text:list text:style-name="L5">
        <text:list-item>
          <text:p text:style-name="P16">Locally (for now)</text:p>
        </text:list-item>
      </text:list>
      <text:p text:style-name="P17"/>
      <text:p text:style-name="P18">Tech Stack:</text:p>
      <text:list text:style-name="L6">
        <text:list-item>
          <text:p text:style-name="P19">Front-end: React + <text:span text:style-name="T6">some other styling framework if we want</text:span></text:p>
        </text:list-item>
        <text:list-item>
          <text:p text:style-name="P20">API: CalendarAPI</text:p>
        </text:list-item>
        <text:list-item>
          <text:p text:style-name="P20">Backend: MySQL Database or Apache w/ NoSQL</text:p>
        </text:list-item>
      </text:list>
      <text:p text:style-name="P21"/>
      <text:p text:style-name="P22">Project Plan/Development Order:</text:p>
      <text:list text:style-name="L7">
        <text:list-item>
          <text:p text:style-name="P23">set up calendar api</text:p>
          <text:list>
            <text:list-item>
              <text:p text:style-name="P23">ensure calls can be made</text:p>
            </text:list-item>
            <text:list-item>
              <text:p text:style-name="P23">can use a test database for this</text:p>
            </text:list-item>
          </text:list>
        </text:list-item>
        <text:list-item>
          <text:p text:style-name="P23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7T21:57:44.855598300</meta:creation-date>
    <dc:date>2025-08-11T19:00:43.673258300</dc:date>
    <meta:editing-duration>PT39M44S</meta:editing-duration>
    <meta:editing-cycles>5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50" meta:word-count="233" meta:character-count="1328" meta:non-whitespace-character-count="1183"/>
  </office:meta>
</office:document-meta>
</file>